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C9000003CB72334133.jpg" manifest:media-type="image/jpeg"/>
  <manifest:file-entry manifest:full-path="Pictures/10000000000000B70000003ED3024C3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3937in" fo:margin-top="0.1965in" fo:margin-bottom="0.1965in" fo:text-align="end" style:justify-single-word="false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top="0.3937in" fo:margin-bottom="0.3937in"/>
      <style:text-properties fo:font-size="12pt" style:font-size-asian="12pt" style:font-size-complex="12pt"/>
    </style:style>
    <style:style style:name="P3" style:family="paragraph" style:parent-style-name="Standard">
      <style:paragraph-properties fo:margin-top="0.1181in" fo:margin-bottom="0.1181in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margin-top="0.1181in" fo:margin-bottom="0.1181in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in" fo:margin-right="0in" fo:margin-top="0.1181in" fo:margin-bottom="0.1181in" fo:text-align="justify" style:justify-single-word="false" fo:text-indent="0.3937in" style:auto-text-indent="false"/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margin-top="1.1811in" fo:margin-bottom="0.1965in">
        <style:tab-stops>
          <style:tab-stop style:position="3.9366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enos Aires, 23 de Julio de 2014</text:p>
      <text:p text:style-name="P2">Sres. Miembros de la<text:line-break/>Comisión Curricular del<text:line-break/>Departamento de Electrónica</text:p>
      <text:p text:style-name="P3">S<text:tab/>/<text:tab/>D</text:p>
      <text:p text:style-name="P4">De mi mayor consideración</text:p>
      <text:p text:style-name="P5">Tengo el agrado de dirigirme a ustedes a fin de presentar conforme el inciso 7 del artículo 1 del Anexo a la Resolución Nº 1511/90, el Acta de Acuerdo del tema de tesis y el plan de estudios personales para el ciclo superior de la carrera de Ingeniería en Electrónica.</text:p>
      <text:p text:style-name="P5">Sin otro particular, los saluda atentamente:</text:p>
      <text:p text:style-name="P6"><text:tab/>Sr. Federico Damián Camar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Roman No9 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imbus Roman No9 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Roman No9 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width="1.9063in" svg:height="0.6457in" draw:z-index="0"><draw:image xlink:href="Pictures/10000000000000B70000003ED3024C3C.png" xlink:type="simple" xlink:show="embed" xlink:actuate="onLoad"/></draw:frame><draw:frame draw:style-name="Mfr2" draw:name="graphics1" text:anchor-type="paragraph" svg:x="0.4063in" svg:y="-0.4126in" svg:width="0.95in" svg:height="0.9327in" draw:z-index="1"><draw:image xlink:href="Pictures/10000000000003C9000003CB72334133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Carbonetto</meta:initial-creator>
    <meta:creation-date>2010-01-08T10:44:46</meta:creation-date>
    <dc:date>2014-07-23T19:28:05</dc:date>
    <meta:editing-duration>PT16M15S</meta:editing-duration>
    <meta:editing-cycles>11</meta:editing-cycles>
    <meta:generator>LibreOffice/3.5$Linux_x86 LibreOffice_project/350m1$Build-2</meta:generator>
    <dc:creator>federico </dc:creator>
    <meta:document-statistic meta:table-count="0" meta:image-count="2" meta:object-count="0" meta:page-count="1" meta:paragraph-count="7" meta:word-count="84" meta:character-count="475" meta:non-whitespace-character-count="397"/>
  </office:meta>
</office:document-meta>
</file>